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Times New Roman" svg:font-family="'Times New Roman'"/>
    <style:font-face style:name="DejaVu Sans Mono" svg:font-family="'DejaVu Sans Mono'" style:font-family-generic="swiss"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Heading_20_1">
      <style:text-properties style:font-name="Times" fo:font-size="12pt" fo:language="en" fo:country="GB" style:font-name-asian="HG Mincho Light J" style:font-size-asian="12pt" style:font-name-complex="Tahoma" style:font-size-complex="12pt"/>
    </style:style>
    <style:style style:name="P2" style:family="paragraph" style:parent-style-name="Heading_20_2">
      <style:text-properties style:font-name="Times" fo:font-size="12pt" style:font-size-asian="12pt" style:font-size-complex="12pt"/>
    </style:style>
    <style:style style:name="P3" style:family="paragraph" style:parent-style-name="Standard">
      <style:paragraph-properties>
        <style:tab-stops>
          <style:tab-stop style:position="0.762cm"/>
          <style:tab-stop style:position="1.778cm"/>
        </style:tab-stops>
      </style:paragraph-properties>
      <style:text-properties style:font-name="Times"/>
    </style:style>
    <style:style style:name="P4" style:family="paragraph" style:parent-style-name="Standard" style:list-style-name="L1">
      <style:paragraph-properties fo:margin-top="0.199cm" fo:margin-bottom="0.199cm" text:number-lines="false" text:line-number="0">
        <style:tab-stops/>
      </style:paragraph-properties>
      <style:text-properties style:font-name="Times"/>
    </style:style>
    <style:style style:name="P5" style:family="paragraph" style:parent-style-name="Standard" style:list-style-name="L1">
      <style:paragraph-properties fo:margin-top="0.199cm" fo:margin-bottom="0.199cm" text:number-lines="false" text:line-number="0"/>
      <style:text-properties style:font-name="Times"/>
    </style:style>
    <style:style style:name="P6" style:family="paragraph" style:parent-style-name="Standard">
      <style:paragraph-properties text:number-lines="false" text:line-number="0"/>
      <style:text-properties style:font-name="Charter" fo:font-style="italic" style:font-style-asian="italic" style:font-style-complex="italic"/>
    </style:style>
    <style:style style:name="P7" style:family="paragraph" style:parent-style-name="Standard">
      <style:paragraph-properties text:number-lines="false" text:line-number="0"/>
      <style:text-properties style:font-name="Charter" fo:font-size="10pt" fo:font-style="italic" style:font-size-asian="10pt" style:font-style-asian="italic" style:font-size-complex="10pt" style:font-style-complex="italic"/>
    </style:style>
    <style:style style:name="T1" style:family="text">
      <style:text-properties style:font-name-complex="DejaVu Sans Mono"/>
    </style:style>
    <style:style style:name="T2" style:family="text">
      <style:text-properties style:font-name="DejaVu Sans Mono" style:font-name-asian="DejaVu Sans Mono" style:font-name-complex="DejaVu Sans Mono"/>
    </style:style>
    <style:style style:name="T3" style:family="text">
      <style:text-properties style:font-name-asian="Bitstream Vera Sans" style:font-name-complex="DejaVu Sans Mono"/>
    </style:style>
    <style:style style:name="T4" style:family="text">
      <style:text-properties style:font-name-asian="Bitstream Vera Sans" style:font-name-complex="Tahoma"/>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Ingredients</text:h>
      <text:p text:style-name="P3">1 teaspoon peanut oil</text:p>
      <text:p text:style-name="P3">2 cloves garlic, crushed</text:p>
      <text:p text:style-name="P3">4 green shallots, chopped</text:p>
      <text:p text:style-name="P3">2 tablespoons sugar</text:p>
      <text:p text:style-name="P3">2 tablespoons brown sugar</text:p>
      <text:p text:style-name="P3"><text:span text:style-name="T1">⅓ cup (80ml) fish sauce</text:span></text:p>
      <text:p text:style-name="P3"><text:span text:style-name="T2">⅔</text:span><text:span text:style-name="T3"> cup (160ml) water</text:span></text:p>
      <text:p text:style-name="P3"><text:span text:style-name="T3">8 fish cutlets</text:span></text:p>
      <text:h text:style-name="P2" text:outline-level="2">Method</text:h>
      <text:list text:style-name="L1">
        <text:list-item>
          <text:p text:style-name="P4">Heat oil in large pan, add garlic and half the shallots, cook, stirring, until shallots are soft. Add sugars, sauce and water, stir over heat, without boiling, until sugar is dissolved; bring to boil.</text:p>
        </text:list-item>
        <text:list-item>
          <text:p text:style-name="P5">Add fish to pan, simmer, uncovered, until fish is cooked. Remove fish from pan; keep warm. <text:s/>Simmer pan juices, uncovered, until reduced to about <text:span text:style-name="T2">⅔</text:span><text:span text:style-name="T4"> cup (160ml); serve over fish. Sprinkle with remaining shallots.</text:span></text:p>
        </text:list-item>
      </text:list>
      <text:p text:style-name="P6">Serves 4.</text:p>
      <text:p text:style-name="P7">Source: “Easy Vietnamese Style Cookery” - The Australian Women's Week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Times New Roman" svg:font-family="'Times New Roman'"/>
    <style:font-face style:name="DejaVu Sans Mono" svg:font-family="'DejaVu Sans Mono'" style:font-family-generic="swiss"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h text:style-name="P1" text:outline-level="1">Simmered Fish with Shallots</text:h>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1" meta:paragraph-count="15" meta:word-count="113" meta:character-count="704"/>
  </office:meta>
</office:document-meta>
</file>